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3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</style:style>
    <style:style style:name="P4" style:family="paragraph" style:parent-style-name="Heading_20_2">
      <style:paragraph-properties fo:margin-left="0in" fo:margin-right="0in" fo:margin-top="0.1043in" fo:margin-bottom="0.1043in" loext:contextual-spacing="false" fo:line-height="150%" fo:text-indent="0in" style:auto-text-indent="false" fo:padding="0in" fo:border="none"/>
      <style:text-properties fo:font-variant="normal" fo:text-transform="none" fo:color="#000000" fo:letter-spacing="normal" style:font-name-asian="Verdana" style:font-size-asian="15.75pt" style:font-style-asian="normal" style:font-weight-asian="bold" loext:padding="0in" loext:border="none"/>
    </style:style>
    <style:style style:name="P5" style:family="paragraph" style:parent-style-name="Heading_20_2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style:font-size-asian="15.75pt" style:font-weight-asian="bold" loext:padding="0in" loext:border="none"/>
    </style:style>
    <style:style style:name="P6" style:family="paragraph" style:parent-style-name="Heading_20_3">
      <style:paragraph-properties fo:margin-left="0in" fo:margin-right="0in" fo:margin-top="0.1043in" fo:margin-bottom="0.1043in" loext:contextual-spacing="false" fo:line-height="150%" fo:text-indent="0in" style:auto-text-indent="false" fo:padding="0in" fo:border="none"/>
      <style:text-properties fo:font-variant="normal" fo:text-transform="none" fo:color="#000000" style:font-name="Verdana" fo:font-size="12pt" fo:letter-spacing="normal" fo:font-style="normal" fo:font-weight="bold" loext:padding="0in" loext:border="none"/>
    </style:style>
    <style:style style:name="T1" style:family="text">
      <style:text-properties style:font-name="Verdana" fo:font-size="9pt" fo:font-style="normal" fo:font-weight="normal"/>
    </style:style>
    <style:style style:name="T2" style:family="text">
      <style:text-properties style:font-name-asian="Verdana" style:font-size-asian="9pt" style:font-style-asian="normal" style:font-weight-asian="normal"/>
    </style:style>
    <style:style style:name="T3" style:family="text">
      <style:text-properties fo:font-variant="normal" fo:text-transform="none" fo:color="#ff6600" style:text-line-through-style="none" style:text-line-through-type="none" style:font-name="Verdana" fo:font-size="11.25pt" fo:letter-spacing="normal" fo:font-style="normal" style:text-underline-style="none" fo:font-weight="bold" style:text-blinking="false" loext:padding="0in" loext:border="none"/>
    </style:style>
    <style:style style:name="T4" style:family="text">
      <style:text-properties fo:font-variant="normal" fo:text-transform="none" fo:color="#ff6600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bold" loext:padding="0in" loext:border="none"/>
    </style:style>
    <style:style style:name="T5" style:family="text">
      <style:text-properties fo:font-variant="normal" fo:text-transform="none" fo:color="#000000" style:font-name="Verdana" fo:font-size="9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T7" style:family="text">
      <style:text-properties fo:font-variant="normal" fo:text-transform="none" fo:color="#ff0000" style:font-name="Verdana" fo:font-size="9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ff0000" fo:letter-spacing="normal" style:font-name-asian="Verdana" style:font-size-asian="9pt" style:font-style-asian="normal" style:font-weight-asian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ktao/p/8577700.html" text:style-name="Internet_20_link" text:visited-style-name="Visited_20_Internet_20_Link"><text:span text:style-name="T3">C++ vector</text:span></text:a><text:a xlink:type="simple" xlink:href="https://www.cnblogs.com/ktao/p/8577700.html" text:style-name="Internet_20_link" text:visited-style-name="Visited_20_Internet_20_Link"><text:span text:style-name="T4">和</text:span></text:a><text:a xlink:type="simple" xlink:href="https://www.cnblogs.com/ktao/p/8577700.html" text:style-name="Internet_20_link" text:visited-style-name="Visited_20_Internet_20_Link"><text:span text:style-name="T3">list</text:span></text:a><text:a xlink:type="simple" xlink:href="https://www.cnblogs.com/ktao/p/8577700.html" text:style-name="Internet_20_link" text:visited-style-name="Visited_20_Internet_20_Link"><text:span text:style-name="T4">的区别</text:span></text:a></text:h>
      <text:section text:style-name="Sect1" text:name="cnblogs_post_body">
        <text:h text:style-name="P5" text:outline-level="2">数据结构的区别</text:h>
        <text:h text:style-name="P6" text:outline-level="3">vector</text:h>
        <text:p text:style-name="P3"><text:span text:style-name="T6">　　</text:span><text:span text:style-name="T5">vector</text:span><text:span text:style-name="T6">与</text:span><text:span text:style-name="Strong_20_Emphasis"><text:span text:style-name="T8">数组</text:span></text:span><text:span text:style-name="T6">类似，拥有一段连续的内存空间，并且起始地址不变。</text:span><text:span text:style-name="T8">便于随机访问，时间复杂度为</text:span><text:span text:style-name="T7">O</text:span><text:span text:style-name="T8">（</text:span><text:span text:style-name="T7">1</text:span><text:span text:style-name="T8">）</text:span><text:span text:style-name="T6">，但因为内存空间是连续的，所以在进入插入和删除操作时，会造成内存块的拷贝，时间复杂度为</text:span><text:span text:style-name="T5">O</text:span><text:span text:style-name="T6">（</text:span><text:span text:style-name="T5">n</text:span><text:span text:style-name="T6">）。</text:span></text:p>
        <text:p text:style-name="P1">　　此外，当数组内存空间不足，会采取扩容，通过重新申请一块更大的内存空间进行内存拷贝。</text:p>
        <text:h text:style-name="P6" text:outline-level="3">List</text:h>
        <text:p text:style-name="P3"><text:span text:style-name="T6">　　</text:span><text:span text:style-name="T5">list</text:span><text:span text:style-name="T6">底层是由</text:span><text:span text:style-name="Strong_20_Emphasis"><text:span text:style-name="T8">双向链表</text:span></text:span><text:span text:style-name="T6">实现的，因此内存空间不是连续的。根据链表的实现原理，</text:span><text:span text:style-name="T5">List</text:span><text:span text:style-name="T6">查询效率较低，时间复杂度为</text:span><text:span text:style-name="T5">O</text:span><text:span text:style-name="T6">（</text:span><text:span text:style-name="T5">n</text:span><text:span text:style-name="T6">），但插入和删除效率较高。只需要在插入的地方更改指针的指向即可，不用移动数据。</text:span></text:p>
        <text:p text:style-name="P2"> </text:p>
        <text:h text:style-name="P4" text:outline-level="2">迭代器支持不同</text:h>
        <text:p text:style-name="P2"><text:span text:style-name="T2">异：</text:span><text:span text:style-name="T1">vector</text:span><text:span text:style-name="T2">中，</text:span><text:span text:style-name="T1">iterator</text:span><text:span text:style-name="T2">支持 ”</text:span><text:span text:style-name="T1">+“</text:span><text:span text:style-name="T2">、”</text:span><text:span text:style-name="T1">+=“</text:span><text:span text:style-name="T2">，”</text:span><text:span text:style-name="T1">&lt;"</text:span><text:span text:style-name="T2">等操作。而</text:span><text:span text:style-name="T1">list</text:span><text:span text:style-name="T2">中则不支持。</text:span></text:p>
        <text:p text:style-name="P2"><text:span text:style-name="T2">同：</text:span><text:span text:style-name="T1">vector&lt;int&gt;::iterator</text:span><text:span text:style-name="T2">和</text:span><text:span text:style-name="T1">list&lt;int&gt;::iterator</text:span><text:span text:style-name="T2">都重载了 “</text:span><text:span text:style-name="T1">++ ”</text:span><text:span text:style-name="T2">操作。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9:47:04.205958926</meta:creation-date>
    <dc:date>2019-09-02T09:49:54.265490529</dc:date>
    <meta:editing-duration>PT2M50S</meta:editing-duration>
    <meta:editing-cycles>1</meta:editing-cycles>
    <meta:document-statistic meta:table-count="0" meta:image-count="0" meta:object-count="0" meta:page-count="1" meta:paragraph-count="11" meta:word-count="287" meta:character-count="389" meta:non-whitespace-character-count="378"/>
    <meta:generator>LibreOffice/5.1.6.2$Linux_X86_64 LibreOffice_project/10m0$Build-2</meta:generator>
  </office:meta>
</office:document-meta>
</file>